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cfb" officeooo:paragraph-rsid="00057cfb"/>
    </style:style>
    <style:style style:name="P2" style:family="paragraph" style:parent-style-name="Standard">
      <style:text-properties officeooo:paragraph-rsid="00057cfb"/>
    </style:style>
    <style:style style:name="P3" style:family="paragraph" style:parent-style-name="Standard">
      <style:text-properties officeooo:rsid="00059fb5" officeooo:paragraph-rsid="00059fb5"/>
    </style:style>
    <style:style style:name="P4" style:family="paragraph" style:parent-style-name="Standard">
      <style:text-properties officeooo:rsid="00060085" officeooo:paragraph-rsid="00060085"/>
    </style:style>
    <style:style style:name="P5" style:family="paragraph" style:parent-style-name="Standard">
      <style:text-properties officeooo:rsid="00060085" officeooo:paragraph-rsid="000c6855"/>
    </style:style>
    <style:style style:name="P6" style:family="paragraph" style:parent-style-name="Standard">
      <style:text-properties officeooo:rsid="00060085" officeooo:paragraph-rsid="000d1afd"/>
    </style:style>
    <style:style style:name="P7" style:family="paragraph" style:parent-style-name="Standard">
      <style:text-properties officeooo:paragraph-rsid="00060085"/>
    </style:style>
    <style:style style:name="P8" style:family="paragraph" style:parent-style-name="Standard">
      <style:text-properties style:text-underline-style="solid" style:text-underline-width="auto" style:text-underline-color="font-color" officeooo:rsid="000b5cce" officeooo:paragraph-rsid="000b5cce"/>
    </style:style>
    <style:style style:name="P9" style:family="paragraph" style:parent-style-name="Standard">
      <style:text-properties officeooo:rsid="000be157" officeooo:paragraph-rsid="000be157"/>
    </style:style>
    <style:style style:name="P10" style:family="paragraph" style:parent-style-name="Standard">
      <style:text-properties officeooo:rsid="000dfaef" officeooo:paragraph-rsid="000dfaef"/>
    </style:style>
    <style:style style:name="P11" style:family="paragraph" style:parent-style-name="Standard">
      <style:text-properties officeooo:rsid="000ef303" officeooo:paragraph-rsid="000ef303"/>
    </style:style>
    <style:style style:name="P12" style:family="paragraph" style:parent-style-name="Standard">
      <style:text-properties officeooo:rsid="000fb4c9" officeooo:paragraph-rsid="000fb4c9"/>
    </style:style>
    <style:style style:name="P13" style:family="paragraph" style:parent-style-name="Standard">
      <style:text-properties officeooo:paragraph-rsid="000fb4c9"/>
    </style:style>
    <style:style style:name="P14" style:family="paragraph" style:parent-style-name="Standard">
      <style:text-properties officeooo:rsid="0010f45b" officeooo:paragraph-rsid="0010f45b"/>
    </style:style>
    <style:style style:name="T1" style:family="text">
      <style:text-properties officeooo:rsid="00057cfb"/>
    </style:style>
    <style:style style:name="T2" style:family="text">
      <style:text-properties officeooo:rsid="00060085"/>
    </style:style>
    <style:style style:name="T3" style:family="text">
      <style:text-properties officeooo:rsid="000b5cce"/>
    </style:style>
    <style:style style:name="T4" style:family="text">
      <style:text-properties officeooo:rsid="000c6855"/>
    </style:style>
    <style:style style:name="T5" style:family="text">
      <style:text-properties officeooo:rsid="000fb4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git config --global user.name sweetybiswas1</text:p>
      <text:p text:style-name="P2"><text:span text:style-name="T1">git config --global user.email </text:span><text:a xlink:type="simple" xlink:href="mailto:sweety.biswas@cbnits.com" text:style-name="Internet_20_link" text:visited-style-name="Visited_20_Internet_20_Link"><text:span text:style-name="T1">sweety.biswas@cbnits.com</text:span></text:a></text:p>
      <text:p text:style-name="P2"/>
      <text:p text:style-name="P1">cloning – from server all code coming to ur local machine</text:p>
      <text:p text:style-name="P1">init – starting from bigining</text:p>
      <text:p text:style-name="P1"/>
      <text:p text:style-name="P1"/>
      <text:p text:style-name="P3">git token – </text:p>
      <text:p text:style-name="P3"/>
      <text:p text:style-name="P3">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</text:p>
      <text:p text:style-name="P3"/>
      <text:p text:style-name="P3"/>
      <text:p text:style-name="P4">git init -&gt; initialized git repo</text:p>
      <text:p text:style-name="P4">git status -&gt; Now all files will be on untrack files</text:p>
      <text:p text:style-name="P4">git add file_name -&gt; to move the file in stagging area</text:p>
      <text:p text:style-name="P4">git status -&gt; now the file will be on stagging area, changes to be commited : will be that file</text:p>
      <text:p text:style-name="P4"/>
      <text:p text:style-name="P4"/>
      <text:p text:style-name="P4"/>
      <text:p text:style-name="P8">add a new folder into git</text:p>
      <text:p text:style-name="P4"/>
      <text:p text:style-name="P4">git init</text:p>
      <text:p text:style-name="P4">git add <text:span text:style-name="T3">file_name</text:span></text:p>
      <text:p text:style-name="P7"><text:span text:style-name="T2">git commit -m "</text:span><text:span text:style-name="T3">message</text:span><text:span text:style-name="T2">"</text:span></text:p>
      <text:p text:style-name="P7">git remote add origin <text:a xlink:type="simple" xlink:href="https://github.com/sweetybiswas1/testing.git(link" text:style-name="Internet_20_link" text:visited-style-name="Visited_20_Internet_20_Link">https://github.com/sweetybiswas1/testing.git</text:a><text:a xlink:type="simple" xlink:href="https://github.com/sweetybiswas1/testing.git(link" text:style-name="Internet_20_link" text:visited-style-name="Visited_20_Internet_20_Link"><text:span text:style-name="T3">(link</text:span></text:a><text:span text:style-name="T3"> of the repo)</text:span></text:p>
      <text:p text:style-name="P7">git push origin master</text:p>
      <text:p text:style-name="P7"/>
      <text:p text:style-name="P7"/>
      <text:p text:style-name="P7"/>
      <text:p text:style-name="P9">after 1 time initialize the repo and folder ,dont need to initialize it again,start with git add ,<text:span text:style-name="T4">once again to add new file into that repo :</text:span></text:p>
      <text:p text:style-name="P5">git add <text:span text:style-name="T3">file_name</text:span></text:p>
      <text:p text:style-name="P5">git commit -m "<text:span text:style-name="T3">message</text:span>"</text:p>
      <text:p text:style-name="P6">git push origin master</text:p>
      <text:p text:style-name="P5"/>
      <text:p text:style-name="P9"/>
      <text:p text:style-name="P7"/>
      <text:p text:style-name="P10">netskope - <text:a xlink:type="simple" xlink:href="mailto:Mondal@9836" text:style-name="Internet_20_link" text:visited-style-name="Visited_20_Internet_20_Link">Mondal@9836</text:a></text:p>
      <text:p text:style-name="P10"/>
      <text:p text:style-name="P11">git add -A = put all the files in staging area</text:p>
      <text:p text:style-name="P13"><text:span text:style-name="T5">git checkout = match with previous commit(undo last commit,come to previous stage)</text:span></text:p>
      <text:p text:style-name="P12">git checkout -f = match with all previous commit for all files</text:p>
      <text:p text:style-name="P12"/>
      <text:p text:style-name="P12"/>
      <text:p text:style-name="P14">After done any changes :</text:p>
      <text:p text:style-name="P14">git add -A</text:p>
      <text:p text:style-name="P14">git commit -m "checking changes done or not"</text:p>
      <text:p text:style-name="P14">git push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7:04:34.582960180</meta:creation-date>
    <meta:generator>LibreOffice/6.4.7.2$Linux_X86_64 LibreOffice_project/40$Build-2</meta:generator>
    <dc:date>2022-07-19T18:37:21.041957298</dc:date>
    <meta:editing-duration>PT3H57M25S</meta:editing-duration>
    <meta:editing-cycles>7</meta:editing-cycles>
    <meta:document-statistic meta:table-count="0" meta:image-count="0" meta:object-count="0" meta:page-count="1" meta:paragraph-count="28" meta:word-count="200" meta:character-count="1163" meta:non-whitespace-character-count="989"/>
  </office:meta>
</office:document-meta>
</file>